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L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/>
        </table:table-row>
        <table:table-row table:style-name="ro2" table:number-rows-repeated="1048534">
          <table:table-cell table:number-columns-repeated="4"/>
        </table:table-row>
        <table:table-row table:style-name="ro2">
          <table:table-cell table:number-columns-repeated="4"/>
        </table:table-row>
        <calcext:conditional-formats>
          <calcext:conditional-format calcext:target-range-address="Sheet1.D15:Sheet1.D1048576 Sheet1.B1:Sheet1.D13 Sheet1.B15:Sheet1.C1048576 Sheet1.C14:Sheet1.D14">
            <calcext:condition calcext:apply-style-name="Good" calcext:value="=&quot;Y&quot;" calcext:base-cell-address="Sheet1.B1"/>
          </calcext:conditional-format>
        </calcext:conditional-formats>
      </table:table>
      <table:named-expressions/>
      <table:database-ranges>
        <table:database-range table:name="Instruction_Feature" table:target-range-address="Sheet1.A1:Sheet1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8:51:33.768391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3-09-19T21:02:52.989618154</dc:date>
    <meta:editing-duration>PT10H38M42S</meta:editing-duration>
    <meta:editing-cycles>7</meta:editing-cycles>
    <meta:generator>LibreOffice/7.6.1.2$Linux_X86_64 LibreOffice_project/60$Build-2</meta:generator>
    <meta:document-statistic meta:table-count="1" meta:cell-count="113" meta:object-count="0"/>
  </office:meta>
</office:document-meta>
</file>